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15.99pt"/>
    </style:style>
    <style:style style:name="co12" style:family="table-column">
      <style:table-column-properties fo:break-before="auto" style:column-width="52.24pt"/>
    </style:style>
    <style:style style:name="co13" style:family="table-column">
      <style:table-column-properties fo:break-before="auto" style:column-width="170.39pt"/>
    </style:style>
    <style:style style:name="co14" style:family="table-column">
      <style:table-column-properties fo:break-before="auto" style:column-width="43.2pt"/>
    </style:style>
    <style:style style:name="co15" style:family="table-column">
      <style:table-column-properties fo:break-before="auto" style:column-width="250.1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97.2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1.15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alibri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inal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5" table:default-cell-style-name="Default"/>
        <table:table-row table:style-name="ro1">
          <table:table-cell table:style-name="ce1" table:formula="of:=[$weights.$F$1]" office:value-type="string" office:string-value="DS Sciprog Exam" calcext:value-type="string" table:number-columns-spanned="2" table:number-rows-spanned="1">
            <text:p>DS Sciprog Exam</text:p>
          </table:table-cell>
          <table:covered-table-cell table:style-name="ce4"/>
          <table:table-cell table:style-name="ce5" table:formula="of:=[$weights.$F$2]" office:value-type="string" office:string-value="June 5th, 2019" calcext:value-type="string" table:number-columns-spanned="3" table:number-rows-spanned="1">
            <text:p>June 5th, 2019</text:p>
          </table:table-cell>
          <table:covered-table-cell/>
          <table:covered-table-cell table:style-name="ce6"/>
          <table:table-cell table:style-name="ce6" table:number-columns-repeated="3"/>
        </table:table-row>
        <table:table-row table:style-name="ro2">
          <table:table-cell table:style-name="ce2" table:number-columns-repeated="3"/>
          <table:table-cell table:number-columns-repeated="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lgolab grade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string" office:string-value="John Doe" calcext:value-type="string">
            <text:p>John Doe</text:p>
          </table:table-cell>
          <table:table-cell table:formula="of:=INDIRECT(CONCATENATE(&quot;DetailedGrades.C&quot;; 3 + [$weights.$B$1]*3  + ([$weights.$B$1] * (ROW()-4))))" office:value-type="float" office:value="112233" calcext:value-type="float">
            <text:p>112233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string" office:string-value="Jane Doe" calcext:value-type="string">
            <text:p>Jane Doe</text:p>
          </table:table-cell>
          <table:table-cell table:formula="of:=INDIRECT(CONCATENATE(&quot;DetailedGrades.C&quot;; 3 + [$weights.$B$1]*3  + ([$weights.$B$1] * (ROW()-4))))" office:value-type="float" office:value="112244" calcext:value-type="float">
            <text:p>112244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string" office:string-value="Barney" calcext:value-type="string">
            <text:p>Barney</text:p>
          </table:table-cell>
          <table:table-cell table:formula="of:=INDIRECT(CONCATENATE(&quot;DetailedGrades.C&quot;; 3 + [$weights.$B$1]*3  + ([$weights.$B$1] * (ROW()-4))))" office:value-type="float" office:value="188341" calcext:value-type="float">
            <text:p>188341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3" table:formula="of:=INDIRECT(CONCATENATE(&quot;DetailedGrades.A&quot;; 2 + [$weights.$B$1]*3  + ([$weights.$B$1] * (ROW()-4))))" office:value-type="float" office:value="0" calcext:value-type="float">
            <text:p>0</text:p>
          </table:table-cell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formula="of:=INDIRECT(CONCATENATE(&quot;DetailedGrades.C&quot;; 3 + [$weights.$B$1]*3  + ([$weights.$B$1] * (ROW()-4))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formula="of:=INDIRECT(CONCATENATE(&quot;DetailedGrades.B&quot;; 3 + [$weights.$B$1]*3  + ([$weights.$B$1] * (ROW()-4))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table table:name="DetailedGrades" table:style-name="ta1">
        <office:forms form:automatic-focus="false" form:apply-design-mode="false"/>
        <table:table-column table:style-name="co5" table:default-cell-style-name="Default"/>
        <table:table-column table:style-name="co5" table:default-cell-style-name="ce14"/>
        <table:table-column table:style-name="co6" table:default-cell-style-name="ce9"/>
        <table:table-column table:style-name="co7" table:default-cell-style-name="ce19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ce23"/>
        <table:table-column table:style-name="co13" table:default-cell-style-name="Default"/>
        <table:table-column table:style-name="co14" table:default-cell-style-name="ce11"/>
        <table:table-column table:style-name="co15" table:default-cell-style-name="ce18"/>
        <table:table-column table:style-name="co16" table:default-cell-style-name="Default"/>
        <table:table-column table:style-name="co4" table:number-columns-repeated="1010" table:default-cell-style-name="Default"/>
        <table:table-row table:style-name="ro3">
          <table:table-cell table:style-name="ce7" office:value-type="string" calcext:value-type="string">
            <text:p>Passed Students:</text:p>
          </table:table-cell>
          <table:table-cell table:style-name="ce12" table:formula="of:=CONCATENATE(COUNTIF([.E18:.E1005]; &quot;&gt;=18&quot;); &quot;/&quot;; COUNTIF([.B18:.B1005];&quot;&lt;&gt;''&quot;))" office:value-type="string" office:string-value="1/3" calcext:value-type="string">
            <text:p>1/3</text:p>
          </table:table-cell>
          <table:table-cell table:style-name="Default"/>
          <table:table-cell table:style-name="ce16"/>
          <table:table-cell/>
          <table:table-cell table:style-name="ce9" table:number-columns-repeated="4"/>
          <table:table-cell table:style-name="ce22"/>
          <table:table-cell table:style-name="ce9" table:number-columns-repeated="2"/>
          <table:table-cell table:style-name="ce16"/>
          <table:table-cell table:style-name="ce9" table:number-columns-repeated="1011"/>
        </table:table-row>
        <table:table-row table:style-name="ro4">
          <table:table-cell table:style-name="ce8" table:formula="of:=CONCATENATE(&quot;Points max=&quot;;[$weights.$B$2])" office:value-type="string" office:string-value="Points max=36" calcext:value-type="string">
            <text:p>Points max=36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ID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Vote</text:p>
          </table:table-cell>
          <table:table-cell table:style-name="ce13" office:value-type="string" calcext:value-type="string">
            <text:p>Exercise</text:p>
          </table:table-cell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 table:number-columns-spanned="2" table:number-rows-spanned="1">
            <text:p>Points</text:p>
          </table:table-cell>
          <table:covered-table-cell table:style-name="ce13"/>
          <table:table-cell table:style-name="ce8" office:value-type="string" calcext:value-type="string">
            <text:p>Passed tests?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2"/>
          <table:table-cell table:style-name="ce29" table:number-columns-repeated="2"/>
          <table:table-cell table:style-name="ce13" table:number-columns-repeated="1009"/>
        </table:table-row>
        <table:table-row table:style-name="ro2">
          <table:table-cell table:style-name="ce9" table:formula="of:=SUM([.H3:.H8])" office:value-type="float" office:value="19" calcext:value-type="float">
            <text:p>19</text:p>
          </table:table-cell>
          <table:table-cell table:style-name="ce9" office:value-type="string" calcext:value-type="string">
            <text:p>The Sufficient Guy</text:p>
          </table:table-cell>
          <table:table-cell table:style-name="ce14"/>
          <table:table-cell table:style-name="ce17" table:formula="of:=IF([.E3]&gt;=18;&quot;PASSED&quot;; &quot;NOT PASSED&quot;)" office:value-type="string" office:string-value="PASSED" calcext:value-type="string">
            <text:p>PASSED</text:p>
          </table:table-cell>
          <table:table-cell table:style-name="ce17" table:formula="of:=IF([.A3]=[$weights.$B$2];&quot;30L&quot;; IF([.A3]&gt;30; &quot;30&quot;; ROUND([.A3])))" office:value-type="float" office:value="19" calcext:value-type="float">
            <text:p>19</text:p>
          </table:table-cell>
          <table:table-cell table:formula="of:=OFFSET([$weights.$A3]; - [$weights.$B$1] * QUOTIENT(ROW()-3; [$weights.$B$1]); 0)" office:value-type="string" office:string-value="1 ord3" calcext:value-type="string">
            <text:p>1 ord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3]*OFFSET([$weights.$B3]; - [$weights.$B$1] * QUOTIENT(ROW()-3; [$weights.$B$1]); 0)" office:value-type="float" office:value="4" calcext:value-type="float">
            <text:p>4</text:p>
          </table:table-cell>
          <table:table-cell table:formula="of:=CONCATENATE(&quot;/ &quot;; OFFSET([$weights.$B3]; - [$weights.$B$1] * QUOTIENT(ROW()-3; [$weights.$B$1]); 0))" office:value-type="string" office:string-value="/ 4" calcext:value-type="string">
            <text:p>/ 4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4]; - [$weights.$B$1] * QUOTIENT(ROW()-3; [$weights.$B$1]); 0)" office:value-type="string" office:string-value="2 ha_pref" calcext:value-type="string">
            <text:p>2 ha_pref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4]*OFFSET([$weights.$B4]; - [$weights.$B$1] * QUOTIENT(ROW()-3; [$weights.$B$1]); 0)" office:value-type="float" office:value="7" calcext:value-type="float">
            <text:p>7</text:p>
          </table:table-cell>
          <table:table-cell table:formula="of:=CONCATENATE(&quot;/ &quot;; OFFSET([$weights.$B4]; - [$weights.$B$1] * QUOTIENT(ROW()-3; [$weights.$B$1]); 0))" office:value-type="string" office:string-value="/ 7" calcext:value-type="string">
            <text:p>/ 7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5]; - [$weights.$B$1] * QUOTIENT(ROW()-3; [$weights.$B$1]); 0)" office:value-type="string" office:string-value="3 riempiz" calcext:value-type="string">
            <text:p>3 riempiz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5]*OFFSET([$weights.$B5]; - [$weights.$B$1] * QUOTIENT(ROW()-3; [$weights.$B$1]); 0)" office:value-type="float" office:value="7" calcext:value-type="float">
            <text:p>7</text:p>
          </table:table-cell>
          <table:table-cell table:formula="of:=CONCATENATE(&quot;/ &quot;; OFFSET([$weights.$B5]; - [$weights.$B$1] * QUOTIENT(ROW()-3; [$weights.$B$1]); 0))" office:value-type="string" office:string-value="/ 7" calcext:value-type="string">
            <text:p>/ 7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6]; - [$weights.$B$1] * QUOTIENT(ROW()-3; [$weights.$B$1]); 0)" office:value-type="string" office:string-value="4 disp" calcext:value-type="string">
            <text:p>4 disp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21" table:formula="of:=[.G6]*OFFSET([$weights.$B6]; - [$weights.$B$1] * QUOTIENT(ROW()-3; [$weights.$B$1]); 0)" office:value-type="float" office:value="0" calcext:value-type="float">
            <text:p>0</text:p>
          </table:table-cell>
          <table:table-cell table:formula="of:=CONCATENATE(&quot;/ &quot;; OFFSET([$weights.$B6]; - [$weights.$B$1] * QUOTIENT(ROW()-3; [$weights.$B$1]); 0))" office:value-type="string" office:string-value="/ 8" calcext:value-type="string">
            <text:p>/ 8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/>
          <table:table-cell table:style-name="ce9"/>
          <table:table-cell table:style-name="ce14"/>
          <table:table-cell table:style-name="ce16" table:number-columns-repeated="2"/>
          <table:table-cell table:formula="of:=OFFSET([$weights.$A7]; - [$weights.$B$1] * QUOTIENT(ROW()-3; [$weights.$B$1]); 0)" office:value-type="string" office:string-value="5 qualità aria" calcext:value-type="string">
            <text:p>5 qualità aria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21" table:formula="of:=[.G7]*OFFSET([$weights.$B7]; - [$weights.$B$1] * QUOTIENT(ROW()-3; [$weights.$B$1]); 0)" office:value-type="float" office:value="0" calcext:value-type="float">
            <text:p>0</text:p>
          </table:table-cell>
          <table:table-cell table:formula="of:=CONCATENATE(&quot;/ &quot;; OFFSET([$weights.$B7]; - [$weights.$B$1] * QUOTIENT(ROW()-3; [$weights.$B$1]); 0))" office:value-type="string" office:string-value="/ 9" calcext:value-type="string">
            <text:p>/ 9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/>
          <table:table-cell table:style-name="Default" table:number-columns-repeated="4"/>
          <table:table-cell table:formula="of:=OFFSET([$weights.$A8]; - [$weights.$B$1] * QUOTIENT(ROW()-3; [$weights.$B$1]); 0)" office:value-type="string" office:string-value="style bonus" calcext:value-type="string">
            <text:p>style bonus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8]*OFFSET([$weights.$B8]; - [$weights.$B$1] * QUOTIENT(ROW()-3; [$weights.$B$1]); 0)" office:value-type="float" office:value="1" calcext:value-type="float">
            <text:p>1</text:p>
          </table:table-cell>
          <table:table-cell table:formula="of:=CONCATENATE(&quot;/ &quot;; OFFSET([$weights.$B8]; - [$weights.$B$1] * QUOTIENT(ROW()-3; [$weights.$B$1]); 0))" office:value-type="string" office:string-value="/ 1" calcext:value-type="string">
            <text:p>/ 1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formula="of:=SUM([.H9:.H14])" office:value-type="float" office:value="28.5" calcext:value-type="float">
            <text:p>28.5</text:p>
          </table:table-cell>
          <table:table-cell table:style-name="ce9" office:value-type="string" calcext:value-type="string">
            <text:p>The Average Guy</text:p>
          </table:table-cell>
          <table:table-cell table:style-name="ce14"/>
          <table:table-cell table:style-name="ce17" table:formula="of:=IF([.E9]&gt;=18;&quot;PASSED&quot;; &quot;NOT PASSED&quot;)" office:value-type="string" office:string-value="PASSED" calcext:value-type="string">
            <text:p>PASSED</text:p>
          </table:table-cell>
          <table:table-cell table:style-name="ce17" table:formula="of:=IF([.A9]=[$weights.$B$2];&quot;30L&quot;; IF([.A9]&gt;30; &quot;30&quot;; ROUND([.A9])))" office:value-type="float" office:value="29" calcext:value-type="float">
            <text:p>29</text:p>
          </table:table-cell>
          <table:table-cell table:formula="of:=OFFSET([$weights.$A9]; - [$weights.$B$1] * QUOTIENT(ROW()-3; [$weights.$B$1]); 0)" office:value-type="string" office:string-value="1 ord3" calcext:value-type="string">
            <text:p>1 ord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9]*OFFSET([$weights.$B9]; - [$weights.$B$1] * QUOTIENT(ROW()-3; [$weights.$B$1]); 0)" office:value-type="float" office:value="4" calcext:value-type="float">
            <text:p>4</text:p>
          </table:table-cell>
          <table:table-cell table:formula="of:=CONCATENATE(&quot;/ &quot;; OFFSET([$weights.$B9]; - [$weights.$B$1] * QUOTIENT(ROW()-3; [$weights.$B$1]); 0))" office:value-type="string" office:string-value="/ 4" calcext:value-type="string">
            <text:p>/ 4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10]; - [$weights.$B$1] * QUOTIENT(ROW()-3; [$weights.$B$1]); 0)" office:value-type="string" office:string-value="2 ha_pref" calcext:value-type="string">
            <text:p>2 ha_pref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0]*OFFSET([$weights.$B10]; - [$weights.$B$1] * QUOTIENT(ROW()-3; [$weights.$B$1]); 0)" office:value-type="float" office:value="7" calcext:value-type="float">
            <text:p>7</text:p>
          </table:table-cell>
          <table:table-cell table:formula="of:=CONCATENATE(&quot;/ &quot;; OFFSET([$weights.$B10]; - [$weights.$B$1] * QUOTIENT(ROW()-3; [$weights.$B$1]); 0))" office:value-type="string" office:string-value="/ 7" calcext:value-type="string">
            <text:p>/ 7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11]; - [$weights.$B$1] * QUOTIENT(ROW()-3; [$weights.$B$1]); 0)" office:value-type="string" office:string-value="3 riempiz" calcext:value-type="string">
            <text:p>3 riempiz</text:p>
          </table:table-cell>
          <table:table-cell table:style-name="ce20" office:value-type="percentage" office:value="0.5" calcext:value-type="percentage">
            <text:p>50.00%</text:p>
          </table:table-cell>
          <table:table-cell table:style-name="ce21" table:formula="of:=[.G11]*OFFSET([$weights.$B11]; - [$weights.$B$1] * QUOTIENT(ROW()-3; [$weights.$B$1]); 0)" office:value-type="float" office:value="3.5" calcext:value-type="float">
            <text:p>3.5</text:p>
          </table:table-cell>
          <table:table-cell table:formula="of:=CONCATENATE(&quot;/ &quot;; OFFSET([$weights.$B11]; - [$weights.$B$1] * QUOTIENT(ROW()-3; [$weights.$B$1]); 0))" office:value-type="string" office:string-value="/ 7" calcext:value-type="string">
            <text:p>/ 7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12]; - [$weights.$B$1] * QUOTIENT(ROW()-3; [$weights.$B$1]); 0)" office:value-type="string" office:string-value="4 disp" calcext:value-type="string">
            <text:p>4 disp</text:p>
          </table:table-cell>
          <table:table-cell table:style-name="ce20" office:value-type="percentage" office:value="0.5" calcext:value-type="percentage">
            <text:p>50.00%</text:p>
          </table:table-cell>
          <table:table-cell table:style-name="ce21" table:formula="of:=[.G12]*OFFSET([$weights.$B12]; - [$weights.$B$1] * QUOTIENT(ROW()-3; [$weights.$B$1]); 0)" office:value-type="float" office:value="4" calcext:value-type="float">
            <text:p>4</text:p>
          </table:table-cell>
          <table:table-cell table:formula="of:=CONCATENATE(&quot;/ &quot;; OFFSET([$weights.$B12]; - [$weights.$B$1] * QUOTIENT(ROW()-3; [$weights.$B$1]); 0))" office:value-type="string" office:string-value="/ 8" calcext:value-type="string">
            <text:p>/ 8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13]; - [$weights.$B$1] * QUOTIENT(ROW()-3; [$weights.$B$1]); 0)" office:value-type="string" office:string-value="5 qualità aria" calcext:value-type="string">
            <text:p>5 qualità aria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3]*OFFSET([$weights.$B13]; - [$weights.$B$1] * QUOTIENT(ROW()-3; [$weights.$B$1]); 0)" office:value-type="float" office:value="9" calcext:value-type="float">
            <text:p>9</text:p>
          </table:table-cell>
          <table:table-cell table:formula="of:=CONCATENATE(&quot;/ &quot;; OFFSET([$weights.$B13]; - [$weights.$B$1] * QUOTIENT(ROW()-3; [$weights.$B$1]); 0))" office:value-type="string" office:string-value="/ 9" calcext:value-type="string">
            <text:p>/ 9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/>
          <table:table-cell table:style-name="Default" table:number-columns-repeated="4"/>
          <table:table-cell table:formula="of:=OFFSET([$weights.$A14]; - [$weights.$B$1] * QUOTIENT(ROW()-3; [$weights.$B$1]); 0)" office:value-type="string" office:string-value="style bonus" calcext:value-type="string">
            <text:p>style bonus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4]*OFFSET([$weights.$B14]; - [$weights.$B$1] * QUOTIENT(ROW()-3; [$weights.$B$1]); 0)" office:value-type="float" office:value="1" calcext:value-type="float">
            <text:p>1</text:p>
          </table:table-cell>
          <table:table-cell table:formula="of:=CONCATENATE(&quot;/ &quot;; OFFSET([$weights.$B14]; - [$weights.$B$1] * QUOTIENT(ROW()-3; [$weights.$B$1]); 0))" office:value-type="string" office:string-value="/ 1" calcext:value-type="string">
            <text:p>/ 1</text:p>
          </table:table-cell>
          <table:table-cell table:style-name="ce10"/>
          <table:table-cell table:style-name="ce24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formula="of:=SUM([.H15:.H20])" office:value-type="float" office:value="36" calcext:value-type="float">
            <text:p>36</text:p>
          </table:table-cell>
          <table:table-cell table:style-name="ce9" office:value-type="string" calcext:value-type="string">
            <text:p>The Top Guy</text:p>
          </table:table-cell>
          <table:table-cell table:style-name="ce14"/>
          <table:table-cell table:style-name="ce17" table:formula="of:=IF([.E15]&gt;=18;&quot;PASSED&quot;; &quot;NOT PASSED&quot;)" office:value-type="string" office:string-value="PASSED" calcext:value-type="string">
            <text:p>PASSED</text:p>
          </table:table-cell>
          <table:table-cell table:style-name="ce17" table:formula="of:=IF([.A15]=[$weights.$B$2];&quot;30L&quot;; IF([.A15]&gt;30; &quot;30&quot;; ROUND([.A15])))" office:value-type="string" office:string-value="30L" calcext:value-type="string">
            <text:p>30L</text:p>
          </table:table-cell>
          <table:table-cell table:formula="of:=OFFSET([$weights.$A15]; - [$weights.$B$1] * QUOTIENT(ROW()-3; [$weights.$B$1]); 0)" office:value-type="string" office:string-value="1 ord3" calcext:value-type="string">
            <text:p>1 ord3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5]*OFFSET([$weights.$B15]; - [$weights.$B$1] * QUOTIENT(ROW()-3; [$weights.$B$1]); 0)" office:value-type="float" office:value="4" calcext:value-type="float">
            <text:p>4</text:p>
          </table:table-cell>
          <table:table-cell table:formula="of:=CONCATENATE(&quot;/ &quot;; OFFSET([$weights.$B15]; - [$weights.$B$1] * QUOTIENT(ROW()-3; [$weights.$B$1]); 0))" office:value-type="string" office:string-value="/ 4" calcext:value-type="string">
            <text:p>/ 4</text:p>
          </table:table-cell>
          <table:table-cell table:style-name="ce10"/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 table:style-name="ce14"/>
          <table:table-cell table:style-name="ce16" table:number-columns-repeated="2"/>
          <table:table-cell table:formula="of:=OFFSET([$weights.$A16]; - [$weights.$B$1] * QUOTIENT(ROW()-3; [$weights.$B$1]); 0)" office:value-type="string" office:string-value="2 ha_pref" calcext:value-type="string">
            <text:p>2 ha_pref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6]*OFFSET([$weights.$B16]; - [$weights.$B$1] * QUOTIENT(ROW()-3; [$weights.$B$1]); 0)" office:value-type="float" office:value="7" calcext:value-type="float">
            <text:p>7</text:p>
          </table:table-cell>
          <table:table-cell table:formula="of:=CONCATENATE(&quot;/ &quot;; OFFSET([$weights.$B16]; - [$weights.$B$1] * QUOTIENT(ROW()-3; [$weights.$B$1]); 0))" office:value-type="string" office:string-value="/ 7" calcext:value-type="string">
            <text:p>/ 7</text:p>
          </table:table-cell>
          <table:table-cell table:style-name="ce10"/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ce9"/>
          <table:table-cell table:style-name="ce14"/>
          <table:table-cell table:style-name="ce16" table:number-columns-repeated="2"/>
          <table:table-cell table:formula="of:=OFFSET([$weights.$A17]; - [$weights.$B$1] * QUOTIENT(ROW()-3; [$weights.$B$1]); 0)" office:value-type="string" office:string-value="3 riempiz" calcext:value-type="string">
            <text:p>3 riempiz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7]*OFFSET([$weights.$B17]; - [$weights.$B$1] * QUOTIENT(ROW()-3; [$weights.$B$1]); 0)" office:value-type="float" office:value="7" calcext:value-type="float">
            <text:p>7</text:p>
          </table:table-cell>
          <table:table-cell table:formula="of:=CONCATENATE(&quot;/ &quot;; OFFSET([$weights.$B17]; - [$weights.$B$1] * QUOTIENT(ROW()-3; [$weights.$B$1]); 0))" office:value-type="string" office:string-value="/ 7" calcext:value-type="string">
            <text:p>/ 7</text:p>
          </table:table-cell>
          <table:table-cell table:style-name="ce10"/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1"/>
          <table:table-cell table:style-name="ce9"/>
          <table:table-cell table:style-name="ce14"/>
          <table:table-cell table:style-name="ce16" table:number-columns-repeated="2"/>
          <table:table-cell table:formula="of:=OFFSET([$weights.$A18]; - [$weights.$B$1] * QUOTIENT(ROW()-3; [$weights.$B$1]); 0)" office:value-type="string" office:string-value="4 disp" calcext:value-type="string">
            <text:p>4 disp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8]*OFFSET([$weights.$B18]; - [$weights.$B$1] * QUOTIENT(ROW()-3; [$weights.$B$1]); 0)" office:value-type="float" office:value="8" calcext:value-type="float">
            <text:p>8</text:p>
          </table:table-cell>
          <table:table-cell table:formula="of:=CONCATENATE(&quot;/ &quot;; OFFSET([$weights.$B18]; - [$weights.$B$1] * QUOTIENT(ROW()-3; [$weights.$B$1]); 0))" office:value-type="string" office:string-value="/ 8" calcext:value-type="string">
            <text:p>/ 8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ce9"/>
          <table:table-cell table:style-name="ce14"/>
          <table:table-cell table:style-name="ce16" table:number-columns-repeated="2"/>
          <table:table-cell table:formula="of:=OFFSET([$weights.$A19]; - [$weights.$B$1] * QUOTIENT(ROW()-3; [$weights.$B$1]); 0)" office:value-type="string" office:string-value="5 qualità aria" calcext:value-type="string">
            <text:p>5 qualità aria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19]*OFFSET([$weights.$B19]; - [$weights.$B$1] * QUOTIENT(ROW()-3; [$weights.$B$1]); 0)" office:value-type="float" office:value="9" calcext:value-type="float">
            <text:p>9</text:p>
          </table:table-cell>
          <table:table-cell table:formula="of:=CONCATENATE(&quot;/ &quot;; OFFSET([$weights.$B19]; - [$weights.$B$1] * QUOTIENT(ROW()-3; [$weights.$B$1]); 0))" office:value-type="string" office:string-value="/ 9" calcext:value-type="string">
            <text:p>/ 9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Default" table:number-columns-repeated="4"/>
          <table:table-cell table:formula="of:=OFFSET([$weights.$A20]; - [$weights.$B$1] * QUOTIENT(ROW()-3; [$weights.$B$1]); 0)" office:value-type="string" office:string-value="style bonus" calcext:value-type="string">
            <text:p>style bonus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20]*OFFSET([$weights.$B20]; - [$weights.$B$1] * QUOTIENT(ROW()-3; [$weights.$B$1]); 0)" office:value-type="float" office:value="1" calcext:value-type="float">
            <text:p>1</text:p>
          </table:table-cell>
          <table:table-cell table:formula="of:=CONCATENATE(&quot;/ &quot;; OFFSET([$weights.$B20]; - [$weights.$B$1] * QUOTIENT(ROW()-3; [$weights.$B$1]); 0))" office:value-type="string" office:string-value="/ 1" calcext:value-type="string">
            <text:p>/ 1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5">
          <table:table-cell table:style-name="ce9" table:formula="of:=SUM([.H21:.H26])" office:value-type="float" office:value="21.3" calcext:value-type="float">
            <text:p>21.3</text:p>
          </table:table-cell>
          <table:table-cell table:style-name="ce9" office:value-type="string" calcext:value-type="string">
            <text:p>John Doe</text:p>
          </table:table-cell>
          <table:table-cell table:style-name="ce15" office:value-type="float" office:value="112233" calcext:value-type="float">
            <text:p>112233</text:p>
          </table:table-cell>
          <table:table-cell table:style-name="ce17" table:formula="of:=IF([.E21]&gt;=18;&quot;PASSED&quot;; &quot;NOT PASSED&quot;)" office:value-type="string" office:string-value="PASSED" calcext:value-type="string">
            <text:p>PASSED</text:p>
          </table:table-cell>
          <table:table-cell table:style-name="ce17" table:formula="of:=IF([.A21]=[$weights.$B$2];&quot;30L&quot;; IF([.A21]&gt;30; &quot;30&quot;; ROUND([.A21])))" office:value-type="float" office:value="21" calcext:value-type="float">
            <text:p>21</text:p>
          </table:table-cell>
          <table:table-cell table:formula="of:=OFFSET([$weights.$A21]; - [$weights.$B$1] * QUOTIENT(ROW()-3; [$weights.$B$1]); 0)" office:value-type="string" office:string-value="1 ord3" calcext:value-type="string">
            <text:p>1 ord3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1" table:formula="of:=[.G21]*OFFSET([$weights.$B21]; - [$weights.$B$1] * QUOTIENT(ROW()-3; [$weights.$B$1]); 0)" office:value-type="float" office:value="0.4" calcext:value-type="float">
            <text:p>0.4</text:p>
          </table:table-cell>
          <table:table-cell table:formula="of:=CONCATENATE(&quot;/ &quot;; OFFSET([$weights.$B21]; - [$weights.$B$1] * QUOTIENT(ROW()-3; [$weights.$B$1]); 0))" office:value-type="string" office:string-value="/ 4" calcext:value-type="string">
            <text:p>/ 4</text:p>
          </table:table-cell>
          <table:table-cell table:style-name="ce10" office:value-type="string" calcext:value-type="string">
            <text:p>n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number-columns-repeated="2"/>
          <table:table-cell table:style-name="ce18"/>
          <table:table-cell/>
          <table:table-cell table:formula="of:=OFFSET([$weights.$A22]; - [$weights.$B$1] * QUOTIENT(ROW()-3; [$weights.$B$1]); 0)" office:value-type="string" office:string-value="2 ha_pref" calcext:value-type="string">
            <text:p>2 ha_pref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21" table:formula="of:=[.G22]*OFFSET([$weights.$B22]; - [$weights.$B$1] * QUOTIENT(ROW()-3; [$weights.$B$1]); 0)" office:value-type="float" office:value="0" calcext:value-type="float">
            <text:p>0</text:p>
          </table:table-cell>
          <table:table-cell table:formula="of:=CONCATENATE(&quot;/ &quot;; OFFSET([$weights.$B22]; - [$weights.$B$1] * QUOTIENT(ROW()-3; [$weights.$B$1]); 0))" office:value-type="string" office:string-value="/ 7" calcext:value-type="string">
            <text:p>/ 7</text:p>
          </table:table-cell>
          <table:table-cell table:style-name="ce10" office:value-type="string" calcext:value-type="string">
            <text:p>n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ce9"/>
          <table:table-cell/>
          <table:table-cell table:style-name="ce16" table:number-columns-repeated="2"/>
          <table:table-cell table:formula="of:=OFFSET([$weights.$A23]; - [$weights.$B$1] * QUOTIENT(ROW()-3; [$weights.$B$1]); 0)" office:value-type="string" office:string-value="3 riempiz" calcext:value-type="string">
            <text:p>3 riempiz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23]*OFFSET([$weights.$B23]; - [$weights.$B$1] * QUOTIENT(ROW()-3; [$weights.$B$1]); 0)" office:value-type="float" office:value="7" calcext:value-type="float">
            <text:p>7</text:p>
          </table:table-cell>
          <table:table-cell table:formula="of:=CONCATENATE(&quot;/ &quot;; OFFSET([$weights.$B23]; - [$weights.$B$1] * QUOTIENT(ROW()-3; [$weights.$B$1]); 0))" office:value-type="string" office:string-value="/ 7" calcext:value-type="string">
            <text:p>/ 7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ce9"/>
          <table:table-cell/>
          <table:table-cell table:style-name="ce16" table:number-columns-repeated="2"/>
          <table:table-cell table:formula="of:=OFFSET([$weights.$A24]; - [$weights.$B$1] * QUOTIENT(ROW()-3; [$weights.$B$1]); 0)" office:value-type="string" office:string-value="4 disp" calcext:value-type="string">
            <text:p>4 disp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1" table:formula="of:=[.G24]*OFFSET([$weights.$B24]; - [$weights.$B$1] * QUOTIENT(ROW()-3; [$weights.$B$1]); 0)" office:value-type="float" office:value="8" calcext:value-type="float">
            <text:p>8</text:p>
          </table:table-cell>
          <table:table-cell table:formula="of:=CONCATENATE(&quot;/ &quot;; OFFSET([$weights.$B24]; - [$weights.$B$1] * QUOTIENT(ROW()-3; [$weights.$B$1]); 0))" office:value-type="string" office:string-value="/ 8" calcext:value-type="string">
            <text:p>/ 8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ce9"/>
          <table:table-cell/>
          <table:table-cell table:style-name="ce16" table:number-columns-repeated="2"/>
          <table:table-cell table:formula="of:=OFFSET([$weights.$A25]; - [$weights.$B$1] * QUOTIENT(ROW()-3; [$weights.$B$1]); 0)" office:value-type="string" office:string-value="5 qualità aria" calcext:value-type="string">
            <text:p>5 qualità aria</text:p>
          </table:table-cell>
          <table:table-cell table:style-name="ce20" office:value-type="percentage" office:value="0.6" calcext:value-type="percentage">
            <text:p>60.00%</text:p>
          </table:table-cell>
          <table:table-cell table:style-name="ce21" table:formula="of:=[.G25]*OFFSET([$weights.$B25]; - [$weights.$B$1] * QUOTIENT(ROW()-3; [$weights.$B$1]); 0)" office:value-type="float" office:value="5.4" calcext:value-type="float">
            <text:p>5.4</text:p>
          </table:table-cell>
          <table:table-cell table:formula="of:=CONCATENATE(&quot;/ &quot;; OFFSET([$weights.$B25]; - [$weights.$B$1] * QUOTIENT(ROW()-3; [$weights.$B$1]); 0))" office:value-type="string" office:string-value="/ 9" calcext:value-type="string">
            <text:p>/ 9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10"/>
          <table:table-cell table:style-name="Default" table:number-columns-repeated="4"/>
          <table:table-cell table:formula="of:=OFFSET([$weights.$A26]; - [$weights.$B$1] * QUOTIENT(ROW()-3; [$weights.$B$1]); 0)" office:value-type="string" office:string-value="style bonus" calcext:value-type="string">
            <text:p>style bonus</text:p>
          </table:table-cell>
          <table:table-cell table:style-name="ce20" office:value-type="percentage" office:value="0.5" calcext:value-type="percentage">
            <text:p>50.00%</text:p>
          </table:table-cell>
          <table:table-cell table:style-name="ce21" table:formula="of:=[.G26]*OFFSET([$weights.$B26]; - [$weights.$B$1] * QUOTIENT(ROW()-3; [$weights.$B$1]); 0)" office:value-type="float" office:value="0.5" calcext:value-type="float">
            <text:p>0.5</text:p>
          </table:table-cell>
          <table:table-cell table:formula="of:=CONCATENATE(&quot;/ &quot;; OFFSET([$weights.$B26]; - [$weights.$B$1] * QUOTIENT(ROW()-3; [$weights.$B$1]); 0))" office:value-type="string" office:string-value="/ 1" calcext:value-type="string">
            <text:p>/ 1</text:p>
          </table:table-cell>
          <table:table-cell table:style-name="ce10" office:value-type="string" calcext:value-type="string">
            <text:p>n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6">
          <table:table-cell table:style-name="ce9" table:formula="of:=SUM([.H27:.H32])" office:value-type="float" office:value="9.4" calcext:value-type="float">
            <text:p>9.4</text:p>
          </table:table-cell>
          <table:table-cell table:style-name="ce9" office:value-type="string" calcext:value-type="string">
            <text:p>Jane Doe</text:p>
          </table:table-cell>
          <table:table-cell table:style-name="ce15" office:value-type="float" office:value="112244" calcext:value-type="float">
            <text:p>112244</text:p>
          </table:table-cell>
          <table:table-cell table:style-name="ce17" table:formula="of:=IF([.E27]&gt;=18;&quot;PASSED&quot;; &quot;NOT PASSED&quot;)" office:value-type="string" office:string-value="NOT PASSED" calcext:value-type="string">
            <text:p>NOT PASSED</text:p>
          </table:table-cell>
          <table:table-cell table:style-name="ce17" table:formula="of:=IF([.A27]=[$weights.$B$2];&quot;30L&quot;; IF([.A27]&gt;30; &quot;30&quot;; ROUND([.A27])))" office:value-type="float" office:value="9" calcext:value-type="float">
            <text:p>9</text:p>
          </table:table-cell>
          <table:table-cell table:formula="of:=OFFSET([$weights.$A27]; - [$weights.$B$1] * QUOTIENT(ROW()-3; [$weights.$B$1]); 0)" office:value-type="string" office:string-value="1 ord3" calcext:value-type="string">
            <text:p>1 ord3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1" table:formula="of:=[.G27]*OFFSET([$weights.$B27]; - [$weights.$B$1] * QUOTIENT(ROW()-3; [$weights.$B$1]); 0)" office:value-type="float" office:value="0.4" calcext:value-type="float">
            <text:p>0.4</text:p>
          </table:table-cell>
          <table:table-cell table:formula="of:=CONCATENATE(&quot;/ &quot;; OFFSET([$weights.$B27]; - [$weights.$B$1] * QUOTIENT(ROW()-3; [$weights.$B$1]); 0))" office:value-type="string" office:string-value="/ 4" calcext:value-type="string">
            <text:p>/ 4</text:p>
          </table:table-cell>
          <table:table-cell table:style-name="ce10" office:value-type="string" calcext:value-type="string">
            <text:p>n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/>
          <table:table-cell table:style-name="ce16" table:number-columns-repeated="2"/>
          <table:table-cell table:formula="of:=OFFSET([$weights.$A28]; - [$weights.$B$1] * QUOTIENT(ROW()-3; [$weights.$B$1]); 0)" office:value-type="string" office:string-value="2 ha_pref" calcext:value-type="string">
            <text:p>2 ha_pref</text:p>
          </table:table-cell>
          <table:table-cell table:style-name="ce20" office:value-type="percentage" office:value="0.3" calcext:value-type="percentage">
            <text:p>30.00%</text:p>
          </table:table-cell>
          <table:table-cell table:style-name="ce21" table:formula="of:=[.G28]*OFFSET([$weights.$B28]; - [$weights.$B$1] * QUOTIENT(ROW()-3; [$weights.$B$1]); 0)" office:value-type="float" office:value="2.1" calcext:value-type="float">
            <text:p>2.1</text:p>
          </table:table-cell>
          <table:table-cell table:formula="of:=CONCATENATE(&quot;/ &quot;; OFFSET([$weights.$B28]; - [$weights.$B$1] * QUOTIENT(ROW()-3; [$weights.$B$1]); 0))" office:value-type="string" office:string-value="/ 7" calcext:value-type="string">
            <text:p>/ 7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Default" table:number-columns-repeated="2"/>
          <table:table-cell table:style-name="ce9" table:number-columns-repeated="1011"/>
        </table:table-row>
        <table:table-row table:style-name="ro2">
          <table:table-cell table:style-name="ce9" table:number-columns-repeated="2"/>
          <table:table-cell/>
          <table:table-cell table:style-name="ce16" table:number-columns-repeated="2"/>
          <table:table-cell table:formula="of:=OFFSET([$weights.$A29]; - [$weights.$B$1] * QUOTIENT(ROW()-3; [$weights.$B$1]); 0)" office:value-type="string" office:string-value="3 riempiz" calcext:value-type="string">
            <text:p>3 riempiz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1" table:formula="of:=[.G29]*OFFSET([$weights.$B29]; - [$weights.$B$1] * QUOTIENT(ROW()-3; [$weights.$B$1]); 0)" office:value-type="float" office:value="0.7" calcext:value-type="float">
            <text:p>0.7</text:p>
          </table:table-cell>
          <table:table-cell table:formula="of:=CONCATENATE(&quot;/ &quot;; OFFSET([$weights.$B29]; - [$weights.$B$1] * QUOTIENT(ROW()-3; [$weights.$B$1]); 0))" office:value-type="string" office:string-value="/ 7" calcext:value-type="string">
            <text:p>/ 7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ce10"/>
          <table:table-cell table:style-name="Default"/>
          <table:table-cell table:style-name="ce9"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 table:formula="of:=OFFSET([$weights.$A30]; - [$weights.$B$1] * QUOTIENT(ROW()-3; [$weights.$B$1]); 0)" office:value-type="string" office:string-value="4 disp" calcext:value-type="string">
            <text:p>4 disp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1" table:formula="of:=[.G30]*OFFSET([$weights.$B30]; - [$weights.$B$1] * QUOTIENT(ROW()-3; [$weights.$B$1]); 0)" office:value-type="float" office:value="1.6" calcext:value-type="float">
            <text:p>1.6</text:p>
          </table:table-cell>
          <table:table-cell table:formula="of:=CONCATENATE(&quot;/ &quot;; OFFSET([$weights.$B30]; - [$weights.$B$1] * QUOTIENT(ROW()-3; [$weights.$B$1]); 0))" office:value-type="string" office:string-value="/ 8" calcext:value-type="string">
            <text:p>/ 8</text:p>
          </table:table-cell>
          <table:table-cell table:style-name="ce10" office:value-type="string" calcext:value-type="string">
            <text:p>y</text:p>
          </table:table-cell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 table:formula="of:=OFFSET([$weights.$A31]; - [$weights.$B$1] * QUOTIENT(ROW()-3; [$weights.$B$1]); 0)" office:value-type="string" office:string-value="5 qualità aria" calcext:value-type="string">
            <text:p>5 qualità aria</text:p>
          </table:table-cell>
          <table:table-cell table:style-name="ce20" office:value-type="percentage" office:value="0.5" calcext:value-type="percentage">
            <text:p>50.00%</text:p>
          </table:table-cell>
          <table:table-cell table:style-name="ce21" table:formula="of:=[.G31]*OFFSET([$weights.$B31]; - [$weights.$B$1] * QUOTIENT(ROW()-3; [$weights.$B$1]); 0)" office:value-type="float" office:value="4.5" calcext:value-type="float">
            <text:p>4.5</text:p>
          </table:table-cell>
          <table:table-cell table:formula="of:=CONCATENATE(&quot;/ &quot;; OFFSET([$weights.$B31]; - [$weights.$B$1] * QUOTIENT(ROW()-3; [$weights.$B$1]); 0))" office:value-type="string" office:string-value="/ 9" calcext:value-type="string">
            <text:p>/ 9</text:p>
          </table:table-cell>
          <table:table-cell table:style-name="ce10" office:value-type="string" calcext:value-type="string">
            <text:p>n</text:p>
          </table:table-cell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Default" table:number-columns-repeated="4"/>
          <table:table-cell table:formula="of:=OFFSET([$weights.$A32]; - [$weights.$B$1] * QUOTIENT(ROW()-3; [$weights.$B$1]); 0)" office:value-type="string" office:string-value="style bonus" calcext:value-type="string">
            <text:p>style bonus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1" table:formula="of:=[.G32]*OFFSET([$weights.$B32]; - [$weights.$B$1] * QUOTIENT(ROW()-3; [$weights.$B$1]); 0)" office:value-type="float" office:value="0.1" calcext:value-type="float">
            <text:p>0.1</text:p>
          </table:table-cell>
          <table:table-cell table:formula="of:=CONCATENATE(&quot;/ &quot;; OFFSET([$weights.$B32]; - [$weights.$B$1] * QUOTIENT(ROW()-3; [$weights.$B$1]); 0))" office:value-type="string" office:string-value="/ 1" calcext:value-type="string">
            <text:p>/ 1</text:p>
          </table:table-cell>
          <table:table-cell table:style-name="ce10" office:value-type="string" calcext:value-type="string">
            <text:p>n</text:p>
          </table:table-cell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6">
          <table:table-cell table:style-name="ce9" table:formula="of:=SUM([.H33:.H38])" office:value-type="float" office:value="0" calcext:value-type="float">
            <text:p>0</text:p>
          </table:table-cell>
          <table:table-cell table:style-name="ce9" office:value-type="string" calcext:value-type="string">
            <text:p>Barney</text:p>
          </table:table-cell>
          <table:table-cell table:style-name="ce15" office:value-type="float" office:value="188341" calcext:value-type="float">
            <text:p>188341</text:p>
          </table:table-cell>
          <table:table-cell table:style-name="ce17" table:formula="of:=IF([.E33]&gt;=18;&quot;PASSED&quot;; &quot;NOT PASSED&quot;)" office:value-type="string" office:string-value="NOT PASSED" calcext:value-type="string">
            <text:p>NOT PASSED</text:p>
          </table:table-cell>
          <table:table-cell table:style-name="ce17" table:formula="of:=IF([.A33]=[$weights.$B$2];&quot;30L&quot;; IF([.A33]&gt;30; &quot;30&quot;; ROUND([.A33])))" office:value-type="float" office:value="0" calcext:value-type="float">
            <text:p>0</text:p>
          </table:table-cell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 table:number-columns-repeated="3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6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6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6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6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5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3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8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/>
          <table:table-cell table:style-name="ce9"/>
          <table:table-cell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5">
          <table:table-cell/>
          <table:table-cell table:style-name="ce9"/>
          <table:table-cell table:style-name="ce15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 table:number-columns-repeated="3"/>
          <table:table-cell table:style-name="ce16" table:number-columns-repeated="2"/>
          <table:table-cell/>
          <table:table-cell table:style-name="ce20"/>
          <table:table-cell table:style-name="ce21"/>
          <table:table-cell/>
          <table:table-cell table:style-name="ce10"/>
          <table:table-cell table:style-name="ce27"/>
          <table:table-cell table:style-name="ce10"/>
          <table:table-cell table:style-name="Default"/>
          <table:table-cell table:number-columns-repeated="1011"/>
        </table:table-row>
        <table:table-row table:style-name="ro2" table:number-rows-repeated="4">
          <table:table-cell table:number-columns-repeated="2"/>
          <table:table-cell table:style-name="ce10"/>
          <table:table-cell table:style-name="ce16" table:number-columns-repeated="2"/>
          <table:table-cell table:style-name="ce9"/>
          <table:table-cell/>
          <table:table-cell table:style-name="ce20"/>
          <table:table-cell table:style-name="ce21"/>
          <table:table-cell table:style-name="ce10" table:number-columns-repeated="2"/>
          <table:table-cell table:style-name="Default" table:number-columns-repeated="2"/>
          <table:table-cell table:number-columns-repeated="1011"/>
        </table:table-row>
        <table:table-row table:style-name="ro2" table:number-rows-repeated="12">
          <table:table-cell table:number-columns-repeated="3"/>
          <table:table-cell table:style-name="ce16" table:number-columns-repeated="2"/>
          <table:table-cell table:style-name="ce9"/>
          <table:table-cell/>
          <table:table-cell table:style-name="ce20"/>
          <table:table-cell table:style-name="ce21"/>
          <table:table-cell table:style-name="ce10" table:number-columns-repeated="2"/>
          <table:table-cell table:style-name="Default" table:number-columns-repeated="2"/>
          <table:table-cell table:number-columns-repeated="1011"/>
        </table:table-row>
        <table:table-row table:style-name="ro2" table:number-rows-repeated="10">
          <table:table-cell table:number-columns-repeated="3"/>
          <table:table-cell table:style-name="ce16" table:number-columns-repeated="2"/>
          <table:table-cell table:style-name="ce9"/>
          <table:table-cell/>
          <table:table-cell table:style-name="ce10"/>
          <table:table-cell table:style-name="ce21"/>
          <table:table-cell table:style-name="ce10" table:number-columns-repeated="2"/>
          <table:table-cell table:style-name="Default" table:number-columns-repeated="2"/>
          <table:table-cell table:number-columns-repeated="1011"/>
        </table:table-row>
        <table:table-row table:style-name="ro2" table:number-rows-repeated="12">
          <table:table-cell table:number-columns-repeated="3"/>
          <table:table-cell table:style-name="ce16" table:number-columns-repeated="2"/>
          <table:table-cell table:style-name="ce9"/>
          <table:table-cell/>
          <table:table-cell table:style-name="ce10"/>
          <table:table-cell table:style-name="ce21"/>
          <table:table-cell table:style-name="ce10" table:number-columns-repeated="2"/>
          <table:table-cell table:style-name="ce27"/>
          <table:table-cell table:style-name="Default"/>
          <table:table-cell table:number-columns-repeated="1011"/>
        </table:table-row>
        <table:table-row table:style-name="ro2" table:number-rows-repeated="17">
          <table:table-cell table:number-columns-repeated="3"/>
          <table:table-cell table:style-name="ce16" table:number-columns-repeated="2"/>
          <table:table-cell table:style-name="ce9"/>
          <table:table-cell/>
          <table:table-cell table:style-name="ce10"/>
          <table:table-cell table:style-name="ce21"/>
          <table:table-cell table:style-name="ce10"/>
          <table:table-cell table:style-name="ce11"/>
          <table:table-cell table:style-name="ce27"/>
          <table:table-cell table:style-name="Default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Default"/>
          <table:table-cell table:style-name="ce16" table:number-columns-repeated="2"/>
          <table:table-cell table:style-name="ce9" table:number-columns-repeated="2"/>
          <table:table-cell table:number-columns-repeated="2"/>
          <table:table-cell table:style-name="ce21"/>
          <table:table-cell table:style-name="ce10"/>
          <table:table-cell/>
          <table:table-cell table:style-name="ce27"/>
          <table:table-cell table:number-columns-repeated="1011"/>
        </table:table-row>
        <table:table-row table:style-name="ro2" table:number-rows-repeated="144">
          <table:table-cell table:number-columns-repeated="3"/>
          <table:table-cell table:style-name="ce16"/>
          <table:table-cell/>
          <table:table-cell table:style-name="ce9" table:number-columns-repeated="2"/>
          <table:table-cell table:number-columns-repeated="2"/>
          <table:table-cell table:style-name="ce21"/>
          <table:table-cell table:style-name="ce10"/>
          <table:table-cell/>
          <table:table-cell table:style-name="ce27"/>
          <table:table-cell table:number-columns-repeated="1011"/>
        </table:table-row>
        <table:table-row table:style-name="ro2" table:number-rows-repeated="29">
          <table:table-cell table:number-columns-repeated="9"/>
          <table:table-cell table:style-name="ce21"/>
          <table:table-cell table:style-name="ce10"/>
          <table:table-cell/>
          <table:table-cell table:style-name="ce27"/>
          <table:table-cell table:number-columns-repeated="1011"/>
        </table:table-row>
        <table:table-row table:style-name="ro2">
          <table:table-cell table:number-columns-repeated="9"/>
          <table:table-cell table:style-name="ce21"/>
          <table:table-cell table:number-columns-repeated="2"/>
          <table:table-cell table:style-name="ce27"/>
          <table:table-cell table:number-columns-repeated="1011"/>
        </table:table-row>
        <table:table-row table:style-name="ro2" table:number-rows-repeated="167">
          <table:table-cell table:number-columns-repeated="12"/>
          <table:table-cell table:style-name="ce27"/>
          <table:table-cell table:number-columns-repeated="1011"/>
        </table:table-row>
        <table:table-row table:style-name="ro2" table:number-rows-repeated="10480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s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5" table:default-cell-style-name="Default"/>
        <table:table-row table:style-name="ro2">
          <table:table-cell table:style-name="ce2" office:value-type="string" calcext:value-type="string">
            <text:p>Exercises</text:p>
          </table:table-cell>
          <table:table-cell table:style-name="ce2" table:formula="of:=COUNT([.B3:.B34])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Exam name</text:p>
          </table:table-cell>
          <table:table-cell table:style-name="ce2" office:value-type="string" calcext:value-type="string">
            <text:p>DS Sciprog Exam</text:p>
          </table:table-cell>
        </table:table-row>
        <table:table-row table:style-name="ro7">
          <table:table-cell table:style-name="ce2" office:value-type="string" calcext:value-type="string">
            <text:p>Total</text:p>
          </table:table-cell>
          <table:table-cell table:style-name="ce2" table:formula="of:=SUM([.B3:.B8])" office:value-type="float" office:value="36" calcext:value-type="float">
            <text:p>36</text:p>
          </table:table-cell>
          <table:table-cell table:style-name="ce2" table:formula="of:=SUM([.C3:.C9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June 5<text:span text:style-name="T1">th</text:span>, 2019</text:p>
          </table:table-cell>
        </table:table-row>
        <table:table-row table:style-name="ro2">
          <table:table-cell office:value-type="string" calcext:value-type="string">
            <text:p>1 ord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ha_pref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 riempiz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 disp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 qualità ari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yle bon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min-integer-digits="1"/>
      <number:text/>
    </number:number-style>
    <number:number-style style:name="N124P1" style:volatile="true">
      <number:text>-</number:text>
      <number:number number:min-integer-digits="1"/>
      <number:text/>
    </number:number-style>
    <number:number-style style:name="N124P2" style:volatile="true">
      <number:text/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22:33:28.87659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2:56:39.741699645</meta:creation-date>
    <dc:date>2019-06-12T22:41:55.446783934</dc:date>
    <meta:editing-duration>PT16H5M22S</meta:editing-duration>
    <meta:editing-cycles>96</meta:editing-cycles>
    <meta:generator>LibreOffice/5.1.6.2$Linux_X86_64 LibreOffice_project/10m0$Build-2</meta:generator>
    <meta:document-statistic meta:table-count="3" meta:cell-count="991" meta:object-count="0"/>
    <meta:user-defined meta:name="qrichtext">1</meta:user-defined>
  </office:meta>
</office:document-meta>
</file>